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384901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1e79f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d80b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 officeooo:paragraph-rsid="001fa789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d80bd" officeooo:paragraph-rsid="0036c186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paragraph-rsid="0036c18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1e79f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4f722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4d9864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384901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26a6f6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49740" officeooo:paragraph-rsid="00449e28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3d1b85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cb2ef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f293a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449e28"/>
    </style:style>
    <style:style style:name="fr1" style:family="graphic" style:parent-style-name="Frame">
      <style:graphic-properties style:vertical-pos="top" style:vertical-rel="baseli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type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type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type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type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thod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dgename1" form:control-implementation="ooo:com.sun.star.form.component.TextField" xml:id="control7" form:id="control7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1" form:control-implementation="ooo:com.sun.star.form.component.TextField" xml:id="control8" form:id="control8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2" form:control-implementation="ooo:com.sun.star.form.component.TextField" xml:id="control9" form:id="control9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name2" form:control-implementation="ooo:com.sun.star.form.component.TextField" xml:id="control10" form:id="control10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s" form:control-implementation="ooo:com.sun.star.form.component.TextField" xml:id="control11" form:id="control11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1" form:control-implementation="ooo:com.sun.star.form.component.TextField" xml:id="control13" form:id="control1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1" form:control-implementation="ooo:com.sun.star.form.component.TextField" xml:id="control14" form:id="control14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1" form:control-implementation="ooo:com.sun.star.form.component.CheckBox" xml:id="control15" form:id="control15" form:label="Basic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1" form:id="control21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2" form:control-implementation="ooo:com.sun.star.form.component.TextField" xml:id="control22" form:id="control22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2" form:control-implementation="ooo:com.sun.star.form.component.TextField" xml:id="control23" form:id="control2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2" form:control-implementation="ooo:com.sun.star.form.component.CheckBox" xml:id="control24" form:id="control24" form:label="Basic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ear" form:control-implementation="ooo:com.sun.star.form.component.TextField" xml:id="control30" form:id="control30" form:tab-index="1" form:current-value="2016-2017" form:value="2016-20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thod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31" draw:style-name="gr5" draw:text-style-name="P22" svg:width="3.601cm" svg:height="0.583cm" draw:control="control30"/><text:span text:style-name="T8">OARC </text:span>Membership Application/Renewal</text:p>
      <text:p text:style-name="P10">Ottawa Amateur Radio Club Inc., Box 8873, Ottawa, ON, K1G 3J2</text:p>
      <text:p text:style-name="P11"/>
      <text:p text:style-name="P11"><draw:control text:anchor-type="as-char" draw:z-index="0" draw:style-name="gr1" draw:text-style-name="P21" svg:width="8cm" svg:height="0.6cm" draw:control="control1"/></text:p>
      <text:p text:style-name="P12"><draw:control text:anchor-type="as-char" draw:z-index="1" draw:style-name="gr1" draw:text-style-name="P21" svg:width="3.001cm" svg:height="0.6cm" draw:control="control2"/></text:p>
      <text:p text:style-name="P12"><draw:control text:anchor-type="as-char" draw:z-index="3" draw:style-name="gr1" draw:text-style-name="P21" svg:width="8cm" svg:height="0.6cm" draw:control="control4"/></text:p>
      <text:p text:style-name="P12"><draw:control text:anchor-type="as-char" draw:z-index="2" draw:style-name="gr1" draw:text-style-name="P21" svg:width="12.001cm" svg:height="0.6cm" draw:control="control3"/></text:p>
      <text:p text:style-name="P12"/>
      <text:p text:style-name="P13"><draw:control text:anchor-type="as-char" draw:z-index="32" draw:style-name="gr1" draw:text-style-name="P21" svg:width="6.002cm" svg:height="0.6cm" draw:control="control31"/><draw:control text:anchor-type="as-char" draw:z-index="4" draw:style-name="gr1" draw:text-style-name="P21" svg:width="6.002cm" svg:height="0.6cm" draw:control="control5"/></text:p>
      <text:p text:style-name="P11"><draw:frame draw:style-name="fr1" draw:name="Frame1" text:anchor-type="as-char" draw:z-index="11"><draw:text-box fo:min-height="0.499cm" fo:min-width="2cm"><text:p text:style-name="P3">Name <draw:control text:anchor-type="as-char" draw:z-index="12" draw:style-name="gr3" draw:text-style-name="P21" svg:width="15.001cm" svg:height="0.701cm" draw:control="control12"/></text:p><text:p text:style-name="P3"/><text:p text:style-name="P4">Callsign(s) <draw:control text:anchor-type="as-char" svg:y="-0.55cm" draw:z-index="13" draw:style-name="gr2" draw:text-style-name="P21" svg:width="9cm" svg:height="0.701cm" draw:control="control13"/> <text:span text:style-name="T6">Year Licensed </text:span><text:span text:style-name="T6"><draw:control text:anchor-type="as-char" draw:z-index="14" draw:style-name="gr3" draw:text-style-name="P21" svg:width="2.001cm" svg:height="0.701cm" draw:control="control14"/></text:span></text:p><text:p text:style-name="P4"/><text:p text:style-name="P1"><text:span text:style-name="T2"><draw:control text:anchor-type="as-char" svg:y="-0.319cm" draw:z-index="15" draw:style-name="gr4" draw:text-style-name="P21" svg:width="2.5cm" svg:height="0.6cm" draw:control="control15"/></text:span><text:span text:style-name="T2"><draw:control text:anchor-type="as-char" svg:y="-0.319cm" draw:z-index="16" draw:style-name="gr4" draw:text-style-name="P21" svg:width="3.001cm" svg:height="0.6cm" draw:control="control16"/></text:span><text:span text:style-name="T2"><draw:control text:anchor-type="as-char" svg:y="-0.319cm" draw:z-index="17" draw:style-name="gr4" draw:text-style-name="P21" svg:width="3.402cm" svg:height="0.6cm" draw:control="control17"/></text:span><text:span text:style-name="T2"><draw:control text:anchor-type="as-char" svg:y="-0.319cm" draw:z-index="18" draw:style-name="gr4" draw:text-style-name="P21" svg:width="2.5cm" svg:height="0.6cm" draw:control="control18"/></text:span><text:span text:style-name="T2"><draw:control text:anchor-type="as-char" svg:y="-0.319cm" draw:z-index="19" draw:style-name="gr4" draw:text-style-name="P21" svg:width="3.601cm" svg:height="0.6cm" draw:control="control19"/></text:span></text:p><text:p text:style-name="P5"/><text:p text:style-name="P2">Email Address <draw:control text:anchor-type="as-char" draw:z-index="20" draw:style-name="gr3" draw:text-style-name="P21" svg:width="13.341cm" svg:height="0.701cm" draw:control="control20"/></text:p></draw:text-box></draw:frame></text:p>
      <text:p text:style-name="P14"><draw:frame draw:style-name="fr1" draw:name="Frame2" text:anchor-type="as-char" draw:z-index="21"><draw:text-box fo:min-height="0.499cm" fo:min-width="2cm"><text:p text:style-name="P2">Name <draw:control text:anchor-type="as-char" draw:z-index="22" draw:style-name="gr3" draw:text-style-name="P21" svg:width="15.001cm" svg:height="0.701cm" draw:control="control21"/></text:p><text:p text:style-name="P2"/><text:p text:style-name="P8"><text:span text:style-name="T3">Callsign(s) </text:span><text:span text:style-name="T3"><draw:control text:anchor-type="as-char" draw:z-index="23" draw:style-name="gr3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4" draw:style-name="gr3" draw:text-style-name="P21" svg:width="2.001cm" svg:height="0.701cm" draw:control="control23"/></text:span></text:p><text:p text:style-name="P7"/><text:p text:style-name="P6"><draw:control text:anchor-type="as-char" svg:y="-0.319cm" draw:z-index="25" draw:style-name="gr4" draw:text-style-name="P21" svg:width="2.5cm" svg:height="0.6cm" draw:control="control24"/><draw:control text:anchor-type="as-char" svg:y="-0.319cm" draw:z-index="26" draw:style-name="gr4" draw:text-style-name="P21" svg:width="3.001cm" svg:height="0.6cm" draw:control="control25"/><draw:control text:anchor-type="as-char" svg:y="-0.319cm" draw:z-index="27" draw:style-name="gr4" draw:text-style-name="P21" svg:width="3.402cm" svg:height="0.6cm" draw:control="control26"/><draw:control text:anchor-type="as-char" svg:y="-0.319cm" draw:z-index="28" draw:style-name="gr4" draw:text-style-name="P21" svg:width="2.5cm" svg:height="0.6cm" draw:control="control27"/><draw:control text:anchor-type="as-char" svg:y="-0.319cm" draw:z-index="29" draw:style-name="gr4" draw:text-style-name="P21" svg:width="3.601cm" svg:height="0.6cm" draw:control="control28"/></text:p><text:p text:style-name="P6"/><text:p text:style-name="P2">Email Address <draw:control text:anchor-type="as-char" draw:z-index="30" draw:style-name="gr3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5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, inclusive. <text:s/>All members who are in good standing on or before the December General Meeting will </text:span>be eligibl<text:span text:style-name="T10">e </text:span>for a free <text:span text:style-name="T10">one-time n</text:span>ame badge. <text:s/>Members who wish a second or replacement badge may purchase one at the club price (approx. $7.50 plus tax). <text:s/>Ordered badges will be available in January.</text:p>
      <text:p text:style-name="P18"/>
      <text:p text:style-name="P18">First Name <text:span text:style-name="T7">on badge </text:span><draw:control text:anchor-type="as-char" draw:z-index="6" draw:style-name="gr3" draw:text-style-name="P21" svg:width="3.781cm" svg:height="0.701cm" draw:control="control7"/> Callsign <text:span text:style-name="T7">on badge </text:span><draw:control text:anchor-type="as-char" draw:z-index="7" draw:style-name="gr3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9" draw:style-name="gr3" draw:text-style-name="P21" svg:width="3.781cm" svg:height="0.701cm" draw:control="control10"/> Callsign <text:span text:style-name="T7">on</text:span> badge <draw:control text:anchor-type="as-char" draw:z-index="8" draw:style-name="gr3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10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6-10-03T17:32:15.902060706</dc:date>
    <dc:creator>Squishy </dc:creator>
    <meta:editing-duration>PT10M3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101" meta:character-count="631" meta:non-whitespace-character-count="526"/>
  </office:meta>
</office:document-meta>
</file>